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8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92])" office:value-type="currency" office:currency="UAH" office:value="603233.14" calcext:value-type="currency">
            <text:p>603 233 грн.</text:p>
          </table:table-cell>
          <table:table-cell table:number-columns-repeated="1019"/>
        </table:table-row>
        <table:table-row table:style-name="ro2" table:number-rows-repeated="104848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.00.0000</text:date>, <text:time style:data-style-name="N2" text:time-value="09:32:00.896745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7-28T09:46:22.554650472</dc:date>
    <dc:creator>Віталій </dc:creator>
    <meta:editing-duration>PT1H30M21S</meta:editing-duration>
    <meta:editing-cycles>20</meta:editing-cycles>
    <meta:document-statistic meta:table-count="1" meta:cell-count="277" meta:object-count="0"/>
  </office:meta>
</office:document-meta>
</file>